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BookmanOldStyle" svg:font-family="BookmanOldStyle" style:font-family-generic="roman"/>
    <style:font-face style:name="Times New Roman1" svg:font-family="'Times New Roman'" style:font-family-generic="roman"/>
    <style:font-face style:name="BookmanOldStyle,Italic" svg:font-family="'BookmanOldStyle,Italic'" style:font-family-generic="script"/>
    <style:font-face style:name="Magic card 2" svg:font-family="'Magic card 2', Magiccar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>
        <style:tab-stops>
          <style:tab-stop style:position="8.779cm"/>
          <style:tab-stop style:position="14.432cm"/>
        </style:tab-stops>
      </style:paragraph-properties>
      <style:text-properties fo:color="#000000" style:text-line-through-style="none" style:font-name="Times New Roman" fo:font-size="13pt" fo:language="fr" fo:country="FR" fo:font-style="normal" style:text-underline-style="none" fo:font-weight="normal" fo:background-color="transparent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text-line-through-style="none" style:font-name="Times New Roman" fo:font-size="13pt" fo:language="fr" fo:country="FR" fo:font-style="normal" style:text-underline-style="none" fo:font-weight="normal" fo:background-color="transparent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3" style:family="paragraph" style:parent-style-name="Standard">
      <style:paragraph-properties fo:text-align="start" style:justify-single-word="false" style:text-autospace="none">
        <style:tab-stops>
          <style:tab-stop style:position="0cm"/>
        </style:tab-stops>
      </style:paragraph-properties>
      <style:text-properties fo:color="#000000" style:text-line-through-style="none" style:font-name="Times New Roman" fo:font-size="13pt" fo:language="fr" fo:country="FR" fo:font-style="normal" style:text-underline-style="none" fo:font-weight="normal" fo:background-color="transparent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4" style:family="paragraph" style:parent-style-name="Standard">
      <style:paragraph-properties>
        <style:tab-stops>
          <style:tab-stop style:position="8.779cm"/>
          <style:tab-stop style:position="14.432cm"/>
        </style:tab-stops>
      </style:paragraph-properties>
      <style:text-properties fo:color="#000000" style:text-line-through-style="none" style:font-name="Times New Roman" fo:font-size="13pt" fo:language="fr" fo:country="FR" fo:font-style="normal" style:text-underline-style="none" fo:font-weight="normal" fo:background-color="transparent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5" style:family="paragraph" style:parent-style-name="Standard">
      <style:paragraph-properties>
        <style:tab-stops>
          <style:tab-stop style:position="8.779cm"/>
          <style:tab-stop style:position="14.432cm"/>
        </style:tab-stops>
      </style:paragraph-properties>
      <style:text-properties fo:color="#000000" style:text-line-through-style="none" style:font-name="Times New Roman" fo:font-size="13pt" fo:language="fr" fo:country="FR" fo:font-style="normal" fo:font-weight="normal" fo:background-color="transparent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6" style:family="paragraph" style:parent-style-name="Standard">
      <style:paragraph-properties>
        <style:tab-stops>
          <style:tab-stop style:position="8.779cm"/>
          <style:tab-stop style:position="14.432cm"/>
        </style:tab-stops>
      </style:paragraph-properties>
      <style:text-properties fo:color="#000000" style:text-line-through-style="none" style:font-name="Times New Roman" fo:font-size="16pt" fo:language="fr" fo:country="FR" fo:font-style="normal" style:text-underline-style="none" fo:font-weight="normal" fo:background-color="transparent" style:font-name-asian="Times New Roman1" style:font-size-asian="16pt" style:language-asian="zxx" style:country-asian="none" style:font-style-asian="normal" style:font-weight-asian="normal" style:font-name-complex="Times New Roman1" style:font-size-complex="16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text-autospace="none">
        <style:tab-stops>
          <style:tab-stop style:position="8.779cm"/>
          <style:tab-stop style:position="14.432cm"/>
        </style:tab-stops>
      </style:paragraph-properties>
      <style:text-properties fo:color="#000000" style:text-line-through-style="none" style:font-name="Times New Roman" fo:font-size="16pt" fo:language="fr" fo:country="FR" fo:font-style="normal" style:text-underline-style="none" fo:font-weight="normal" fo:background-color="transparent" style:font-name-asian="Times New Roman1" style:font-size-asian="16pt" style:language-asian="zxx" style:country-asian="none" style:font-style-asian="normal" style:font-weight-asian="normal" style:font-name-complex="Times New Roman1" style:font-size-complex="16pt" style:language-complex="zxx" style:country-complex="none" style:font-style-complex="normal" style:font-weight-complex="normal"/>
    </style:style>
    <style:style style:name="P8" style:family="paragraph" style:parent-style-name="Standard">
      <style:paragraph-properties>
        <style:tab-stops>
          <style:tab-stop style:position="8.779cm"/>
          <style:tab-stop style:position="14.432cm"/>
        </style:tab-stops>
      </style:paragraph-properties>
      <style:text-properties fo:color="#000000" style:text-line-through-style="none" style:font-name="Times New Roman" fo:font-size="16pt" fo:language="fr" fo:country="FR" fo:font-style="normal" style:text-underline-style="none" fo:font-weight="normal" fo:background-color="transparent" style:font-name-asian="BookmanOldStyle" style:font-size-asian="16pt" style:language-asian="zxx" style:country-asian="none" style:font-style-asian="normal" style:font-weight-asian="normal" style:font-name-complex="BookmanOldStyle" style:font-size-complex="16pt" style:language-complex="zxx" style:country-complex="none" style:font-style-complex="normal" style:font-weight-complex="normal"/>
    </style:style>
    <style:style style:name="P9" style:family="paragraph" style:parent-style-name="Standard">
      <style:paragraph-properties>
        <style:tab-stops>
          <style:tab-stop style:position="8.779cm"/>
          <style:tab-stop style:position="14.432cm"/>
        </style:tab-stops>
      </style:paragraph-properties>
      <style:text-properties fo:color="#000000" style:text-line-through-style="none" style:font-name="Times New Roman" fo:font-size="16pt" fo:language="fr" fo:country="FR" fo:font-style="normal" style:text-underline-style="none" fo:font-weight="normal" fo:background-color="transparent" style:font-name-asian="Magic card 2" style:font-size-asian="16pt" style:language-asian="zxx" style:country-asian="none" style:font-style-asian="normal" style:font-weight-asian="normal" style:font-name-complex="Magic card 2" style:font-size-complex="16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text-autospace="none">
        <style:tab-stops>
          <style:tab-stop style:position="8.779cm"/>
          <style:tab-stop style:position="14.432cm"/>
        </style:tab-stops>
      </style:paragraph-properties>
      <style:text-properties fo:color="#000000" style:text-line-through-style="none" style:font-name="Times New Roman" fo:font-size="16pt" fo:language="fr" fo:country="FR" fo:font-style="normal" fo:font-weight="normal" fo:background-color="transparent" style:font-name-asian="BookmanOldStyle" style:font-size-asian="16pt" style:language-asian="zxx" style:country-asian="none" style:font-style-asian="normal" style:font-weight-asian="normal" style:font-name-complex="BookmanOldStyle" style:font-size-complex="16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>
        <style:tab-stops>
          <style:tab-stop style:position="8.779cm"/>
          <style:tab-stop style:position="14.432cm"/>
        </style:tab-stops>
      </style:paragraph-properties>
      <style:text-properties fo:color="#000000" style:text-line-through-style="none" style:font-name="Times New Roman" fo:font-size="16pt" fo:language="fr" fo:country="FR" fo:font-style="normal" fo:font-weight="normal" fo:background-color="transparent" style:font-name-asian="BookmanOldStyle" style:font-size-asian="16pt" style:language-asian="zxx" style:country-asian="none" style:font-style-asian="normal" style:font-weight-asian="normal" style:font-name-complex="BookmanOldStyle" style:font-size-complex="16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>
        <style:tab-stops>
          <style:tab-stop style:position="8.779cm"/>
          <style:tab-stop style:position="14.432cm"/>
        </style:tab-stops>
      </style:paragraph-properties>
      <style:text-properties fo:color="#000000" style:text-line-through-style="none" style:font-name="Times New Roman" fo:font-size="16pt" fo:language="fr" fo:country="FR" fo:font-style="normal" fo:font-weight="normal" fo:background-color="transparent" style:font-name-asian="Times New Roman1" style:font-size-asian="16pt" style:language-asian="zxx" style:country-asian="none" style:font-style-asian="normal" style:font-weight-asian="normal" style:font-name-complex="Times New Roman1" style:font-size-complex="16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>
        <style:tab-stops>
          <style:tab-stop style:position="8.779cm"/>
          <style:tab-stop style:position="14.432cm"/>
        </style:tab-stops>
      </style:paragraph-properties>
      <style:text-properties fo:color="#000000" style:text-line-through-style="none" style:text-position="0% 100%" style:font-name="Times New Roman" fo:font-size="16pt" fo:language="fr" fo:country="FR" fo:font-style="normal" style:text-underline-style="none" fo:font-weight="normal" fo:background-color="transparent" style:font-name-asian="Times New Roman1" style:font-size-asian="16pt" style:language-asian="zxx" style:country-asian="none" style:font-style-asian="normal" style:font-weight-asian="normal" style:font-name-complex="Times New Roman1" style:font-size-complex="16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>
        <style:tab-stops>
          <style:tab-stop style:position="8.779cm"/>
          <style:tab-stop style:position="14.432cm"/>
        </style:tab-stops>
      </style:paragraph-properties>
      <style:text-properties fo:font-size="13pt" fo:language="fr" fo:country="FR" style:font-size-asian="13pt" style:font-size-complex="13pt"/>
    </style:style>
    <style:style style:name="P15" style:family="paragraph" style:parent-style-name="Standard">
      <style:paragraph-properties>
        <style:tab-stops>
          <style:tab-stop style:position="8.779cm"/>
          <style:tab-stop style:position="14.432cm"/>
        </style:tab-stops>
      </style:paragraph-properties>
      <style:text-properties style:font-name="Times New Roman" fo:font-size="16pt" fo:language="fr" fo:country="FR" fo:background-color="transparent" style:font-size-asian="16pt" style:language-asian="zxx" style:country-asian="none" style:font-size-complex="16pt" style:language-complex="zxx" style:country-complex="none"/>
    </style:style>
    <style:style style:name="P16" style:family="paragraph" style:parent-style-name="Standard">
      <style:paragraph-properties>
        <style:tab-stops>
          <style:tab-stop style:position="8.779cm"/>
          <style:tab-stop style:position="14.432cm"/>
        </style:tab-stops>
      </style:paragraph-properties>
      <style:text-properties style:use-window-font-color="true" style:text-line-through-style="none" style:font-name="Times New Roman" fo:font-size="16pt" fo:language="fr" fo:country="FR" fo:font-style="normal" style:text-underline-style="none" fo:font-weight="normal" fo:background-color="transparent" style:font-name-asian="Times New Roman1" style:font-size-asian="16pt" style:language-asian="zxx" style:country-asian="none" style:font-style-asian="normal" style:font-weight-asian="normal" style:font-name-complex="Times New Roman1" style:font-size-complex="16pt" style:language-complex="zxx" style:country-complex="none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text-autospace="none">
        <style:tab-stops>
          <style:tab-stop style:position="0cm"/>
        </style:tab-stops>
      </style:paragraph-properties>
      <style:text-properties style:use-window-font-color="true" style:text-line-through-style="none" style:font-name="Times New Roman" fo:font-size="16pt" fo:language="fr" fo:country="FR" fo:font-style="normal" style:text-underline-style="none" fo:font-weight="normal" fo:background-color="transparent" style:font-name-asian="Times New Roman1" style:font-size-asian="16pt" style:language-asian="zxx" style:country-asian="none" style:font-style-asian="normal" style:font-weight-asian="normal" style:font-name-complex="Times New Roman1" style:font-size-complex="16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 fo:text-align="start" style:justify-single-word="false" style:text-autospace="none">
        <style:tab-stops>
          <style:tab-stop style:position="8.779cm"/>
          <style:tab-stop style:position="14.432cm"/>
        </style:tab-stops>
      </style:paragraph-properties>
      <style:text-properties style:use-window-font-color="true" style:text-line-through-style="none" style:font-name="Times New Roman" fo:font-size="16pt" fo:language="fr" fo:country="FR" fo:font-style="normal" style:text-underline-style="none" fo:font-weight="normal" fo:background-color="transparent" style:font-name-asian="Times New Roman1" style:font-size-asian="16pt" style:language-asian="zxx" style:country-asian="none" style:font-style-asian="normal" style:font-weight-asian="normal" style:font-name-complex="Times New Roman1" style:font-size-complex="16pt" style:language-complex="zxx" style:country-complex="none" style:font-style-complex="normal" style:font-weight-complex="normal"/>
    </style:style>
    <style:style style:name="P19" style:family="paragraph" style:parent-style-name="Standard">
      <style:paragraph-properties>
        <style:tab-stops>
          <style:tab-stop style:position="8.779cm"/>
          <style:tab-stop style:position="14.432cm"/>
        </style:tab-stops>
      </style:paragraph-properties>
      <style:text-properties style:use-window-font-color="true" style:text-line-through-style="none" style:font-name="Times New Roman" fo:font-size="16pt" fo:language="fr" fo:country="FR" fo:font-style="normal" style:text-underline-style="none" fo:font-weight="normal" fo:background-color="transparent" style:font-name-asian="BookmanOldStyle,Italic" style:font-size-asian="16pt" style:language-asian="zxx" style:country-asian="none" style:font-style-asian="normal" style:font-weight-asian="normal" style:font-name-complex="BookmanOldStyle,Italic" style:font-size-complex="16pt" style:language-complex="zxx" style:country-complex="none" style:font-style-complex="normal" style:font-weight-complex="normal"/>
    </style:style>
    <style:style style:name="P20" style:family="paragraph" style:parent-style-name="Standard">
      <style:paragraph-properties fo:text-align="start" style:justify-single-word="false" style:text-autospace="none">
        <style:tab-stops>
          <style:tab-stop style:position="8.779cm"/>
          <style:tab-stop style:position="14.432cm"/>
        </style:tab-stops>
      </style:paragraph-properties>
      <style:text-properties style:use-window-font-color="true" style:text-line-through-style="none" style:font-name="Times New Roman" fo:font-size="16pt" fo:language="fr" fo:country="FR" fo:font-style="normal" style:text-underline-style="none" fo:font-weight="normal" fo:background-color="transparent" style:font-name-asian="BookmanOldStyle,Italic" style:font-size-asian="16pt" style:language-asian="zxx" style:country-asian="none" style:font-style-asian="normal" style:font-weight-asian="normal" style:font-name-complex="BookmanOldStyle,Italic" style:font-size-complex="16pt" style:language-complex="zxx" style:country-complex="none" style:font-style-complex="normal" style:font-weight-complex="normal"/>
    </style:style>
    <style:style style:name="P21" style:family="paragraph" style:parent-style-name="Default">
      <style:paragraph-properties fo:text-align="start" style:justify-single-word="false" style:text-autospace="none">
        <style:tab-stops>
          <style:tab-stop style:position="8.779cm"/>
          <style:tab-stop style:position="14.432cm"/>
        </style:tab-stops>
      </style:paragraph-properties>
      <style:text-properties fo:color="#000000" style:text-line-through-style="none" style:font-name="Times New Roman" fo:font-size="13pt" fo:language="fr" fo:country="FR" fo:font-style="normal" style:text-underline-style="none" fo:font-weight="normal" fo:background-color="transparent" style:font-name-asian="Times New Roman1" style:font-size-asian="13pt" style:language-asian="zxx" style:country-asian="none" style:font-style-asian="normal" style:font-weight-asian="normal" style:font-name-complex="Times New Roman1" style:font-size-complex="13pt" style:language-complex="zxx" style:country-complex="none" style:font-style-complex="normal" style:font-weight-complex="normal"/>
    </style:style>
    <style:style style:name="P22" style:family="paragraph" style:parent-style-name="Default">
      <style:paragraph-properties fo:text-align="start" style:justify-single-word="false" style:text-autospace="none">
        <style:tab-stops>
          <style:tab-stop style:position="8.779cm"/>
          <style:tab-stop style:position="14.432cm"/>
        </style:tab-stops>
      </style:paragraph-properties>
      <style:text-properties fo:color="#000000" style:text-line-through-style="none" style:font-name="Times New Roman" fo:font-size="16pt" fo:language="fr" fo:country="FR" fo:font-style="normal" style:text-underline-style="none" fo:font-weight="normal" fo:background-color="transparent" style:font-name-asian="Times New Roman1" style:font-size-asian="16pt" style:language-asian="zxx" style:country-asian="none" style:font-style-asian="normal" style:font-weight-asian="normal" style:font-name-complex="Times New Roman1" style:font-size-complex="16pt" style:language-complex="zxx" style:country-complex="none" style:font-style-complex="normal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-asian="BookmanOldStyle,Italic" style:font-name-complex="BookmanOldStyle,Italic"/>
    </style:style>
    <style:style style:name="T3" style:family="text">
      <style:text-properties style:use-window-font-color="true" style:text-position="0% 100%" style:font-name-asian="BookmanOldStyle" style:font-name-complex="BookmanOldStyle"/>
    </style:style>
    <style:style style:name="T4" style:family="text">
      <style:text-properties style:use-window-font-color="true" fo:font-size="16pt" style:font-size-asian="16pt" style:font-size-complex="16pt"/>
    </style:style>
    <style:style style:name="T5" style:family="text">
      <style:text-properties style:use-window-font-color="true" fo:font-size="16pt" fo:background-color="transparent" style:font-size-asian="16pt" style:font-size-complex="16pt"/>
    </style:style>
    <style:style style:name="T6" style:family="text">
      <style:text-properties style:font-name-asian="Times New Roman1" style:font-name-complex="Times New Roman1"/>
    </style:style>
    <style:style style:name="T7" style:family="text">
      <style:text-properties style:font-name-asian="BookmanOldStyle,Italic" style:font-name-complex="BookmanOldStyle,Italic"/>
    </style:style>
    <style:style style:name="T8" style:family="text">
      <style:text-properties style:text-position="super 58%"/>
    </style:style>
    <style:style style:name="T9" style:family="text">
      <style:text-properties style:text-position="super 58%" style:text-underline-style="none"/>
    </style:style>
    <style:style style:name="T10" style:family="text">
      <style:text-properties style:text-position="super 58%" style:font-name-asian="Times New Roman1" style:font-name-complex="Times New Roman1"/>
    </style:style>
    <style:style style:name="T11" style:family="text">
      <style:text-properties fo:color="#000000" style:text-position="super 58%"/>
    </style:style>
    <style:style style:name="T12" style:family="text">
      <style:text-properties fo:color="#000000" style:text-position="0% 100%"/>
    </style:style>
    <style:style style:name="T13" style:family="text">
      <style:text-properties fo:color="#000000" style:text-line-through-style="none" style:font-name="Times New Roman" fo:font-size="16pt" fo:font-style="normal" style:text-underline-style="none" fo:font-weight="normal" fo:background-color="transparent" style:font-name-asian="Times New Roman1" style:font-size-asian="16pt" style:language-asian="zxx" style:country-asian="none" style:font-style-asian="normal" style:font-weight-asian="normal" style:font-name-complex="Times New Roman1" style:font-size-complex="16pt" style:language-complex="zxx" style:country-complex="none" style:font-style-complex="normal" style:font-weight-complex="normal"/>
    </style:style>
    <style:style style:name="T14" style:family="text">
      <style:text-properties style:text-position="0% 100%"/>
    </style:style>
    <style:style style:name="T15" style:family="text">
      <style:text-properties style:font-name-asian="BookmanOldStyle" style:font-name-complex="BookmanOldStyle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6pt" style:text-underline-style="none" style:font-size-asian="16pt" style:font-size-complex="16pt"/>
    </style:style>
    <style:style style:name="T18" style:family="text">
      <style:text-properties fo:font-size="16pt" style:font-name-asian="BookmanOldStyle" style:font-size-asian="16pt" style:font-name-complex="BookmanOldStyle" style:font-size-complex="16pt"/>
    </style:style>
    <style:style style:name="T19" style:family="text">
      <style:text-properties fo:font-size="16pt" fo:background-color="transparen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Le Coffre chercheur est un artefact mineur capable de vous procurer aléatoirement un objet (très) puissant. Voici la liste de tout ce qu'il peut trouver :</text:p>
      <text:p text:style-name="P6"/>
      <text:p text:style-name="P18">Coeur doré de &lt;CHARNAME&gt;<text:span text:style-name="T8"> IWD2</text:span><text:tab/>Épée à 2 mains +4</text:p>
      <text:p text:style-name="P18">FOR et DEX +2, pvs +25, hâte, action libre.</text:p>
      <text:p text:style-name="P18"/>
      <text:p text:style-name="P8">Destructrice de Plunifène<text:tab/>Épée bâtarde +6</text:p>
      <text:p text:style-name="P8">+4 dégâts magiques, 25% chances en touchant de désintégrer la cible si jet de sauvegarde contre mort à -4 raté sinon 5D6 dégâts magiques.</text:p>
      <text:p text:style-name="P8"/>
      <text:p text:style-name="P6">Vastanir<text:tab/>Épée longue +5</text:p>
      <text:p text:style-name="P16">FOR, DEX et CON +2, hâte améliorée, coup critique +2, 10% chances en touchant d'être vampirisé pour gagner FOR, DEX et CON +1.</text:p>
      <text:p text:style-name="P16"/>
      <text:p text:style-name="P6">Buveuse de sorts<text:tab/>Épée longue +5<text:tab/>Réservée aux bardes et guerriers/mages</text:p>
      <text:p text:style-name="P3"><text:span text:style-name="Q"><text:span text:style-name="T16">Absorption de sort illimitée, Immunité contre le drain de sort, chaque round remémoration d'un sort de niveau aléatoire, en touchant 20% de chance de se remémorer un sort de niveau aléatoire, en touchant un mage : drain d'un sort à ce dernier, remémoration d'un sort du plus haut niveau connu.</text:span></text:span></text:p>
      <text:p text:style-name="P17"/>
      <text:p text:style-name="P12">Vridomir, le fléau non-mort<text:tab/>Bâton +5</text:p>
      <text:p text:style-name="P12">Toucher de liche, toucher de nécrophage et sort de mort en touchant, immunité contre terreur et paralysie, invoque un sorcier niveau 22 une fois par jour.</text:p>
      <text:p text:style-name="P12"/>
      <text:p text:style-name="P5"><text:span text:style-name="Q"><text:span text:style-name="T17">Courroux de la nature<text:tab/>Bâton +6<text:tab/>Réservé aux druides</text:span></text:span></text:p>
      <text:p text:style-name="P14"><text:span text:style-name="Q"><text:span text:style-name="T13">Double le nombre de sorts cléricaux, Enchaînement, 93% de chance de lancer Convocation d'insectes en touchant, 5% de chance de lancer Fléau d'insectes en touchant, 2% de chance Fatalité rampante en touchant.</text:span></text:span></text:p>
      <text:p text:style-name="P12"/>
      <text:p text:style-name="P12">Arc en fer de Gesen<text:span text:style-name="T9"> P&amp;P</text:span><text:tab/>Arc long composé +5<text:tab/>Nécessite 19 en force</text:p>
      <text:p text:style-name="P12">Flèches infinies +5, 4 attaques par round, Éclair <text:span text:style-name="T15">deux fois par jour</text:span>, <text:span text:style-name="T15">Flèche enflammée deux fois par jour et Flèche tueuse une fois par jour.</text:span></text:p>
      <text:p text:style-name="P11"/>
      <text:p text:style-name="P1"><text:span text:style-name="Q"><text:span text:style-name="T18">Arbalète infaillible<text:tab/>Arbalète légère +3</text:span></text:span></text:p>
      <text:p text:style-name="P1"><text:span text:style-name="Q"><text:span text:style-name="T18">Taco +20, <text:s/></text:span></text:span><text:span text:style-name="Q"><text:span text:style-name="T16">4 attaques par round, hâte améliorée, Tout carreau tiré ralenti la cible pendant 3 rounds.</text:span></text:span></text:p>
      <text:p text:style-name="P10"/>
      <text:p text:style-name="P11">Hachette de Viccilo<text:tab/>Hache +5</text:p>
      <text:p text:style-name="P7"><text:span text:style-name="T15">+2D8 dégâts magique, </text:span>10% de chance <text:span text:style-name="T15">en touchant </text:span>de tuer la cible si jet de sauvegarde contre la mort raté, <text:span text:style-name="T15">5% de chance en touchant de lancer Flétrissure abominable d'Abi-Dalzim.</text:span></text:p>
      <text:p text:style-name="P10"/>
      <text:p text:style-name="P6">L'Abjuration<text:tab/>Grand bouclier +4</text:p>
      <text:p text:style-name="P6">Résistance à la magie +25%, sauvegarde contre sorts +4, Coquille Antimagique une fois par jour et Renvoi des sorts (40 niveaux) un fois par jour.</text:p>
      <text:p text:style-name="P6"/>
      <text:p text:style-name="P6">Bouclier de la tortue<text:tab/>Écu +2</text:p>
      <text:p text:style-name="P6">Résistance à la magie +70%, peut être porté par un mage.</text:p>
      <text:p text:style-name="P6"/>
      <text:p text:style-name="P8">Armure en os de dragon<text:tab/><text:span text:style-name="T6">Armure de plate complète +2</text:span></text:p>
      <text:p text:style-name="P8"><text:span text:style-name="T6">Résistance au feu +100%, Bouclier de feu constant, Boule de feu deux fois par jour, Feu solaire deux fois par jour et Nuage incendiaire </text:span>une fois par jour.</text:p>
      <text:p text:style-name="P6"/>
      <text:p text:style-name="P6">Cottes invulnérable d'Arn<text:span text:style-name="T8"> P&amp;P</text:span><text:tab/>Cottes de mailles +5<text:tab/>Interdite aux mauvais</text:p>
      <text:p text:style-name="P6">Résistance physiques +50%, résistance élémentaires +75%, jets de sauvegarde +4, immunité aux attaques sournoises.</text:p>
      <text:p text:style-name="P6"/>
      <text:p text:style-name="P6">Chef d’œuvre de Vinzetti<text:tab/>Armure de cuir +7</text:p>
      <text:p text:style-name="P6">Résistance élémentaires +60%.</text:p>
      <text:p text:style-name="P6"/>
      <text:p text:style-name="P1"><text:span text:style-name="Q"><text:span text:style-name="T16">Écureuillisatrice<text:tab/>Robe de mage</text:span></text:span></text:p>
      <text:p text:style-name="P1"><text:span text:style-name="Q"><text:span text:style-name="T16">Classe d'armure 5, contrecoup : Métamorphose d'autrui (jet de sauvegarde à -2) sur attaquant, Métamorphose d'autrui ( jet de sauvegarde à -6) trois fois par jour.</text:span></text:span></text:p>
      <text:p text:style-name="P6"/>
      <text:p text:style-name="P7">Miséricorde et Malveillance<text:tab/>Gants<text:tab/>Réservés aux neutres</text:p>
      <text:p text:style-name="P7">Sagesse +3, trois puissants sorts bénéfiques de masse au choix trois fois par jour, trois puissants sorts maléfiques de masse au choix trois fois par jour.</text:p>
      <text:p text:style-name="P7"><text:span text:style-name="Q"><text:span text:style-name="T5"/></text:span></text:p>
      <text:p text:style-name="P1"><text:span text:style-name="Q"><text:span text:style-name="T16">Ceinture d'aide au combat d'Edhan<text:tab/>Ceinture</text:span></text:span></text:p>
      <text:p text:style-name="P2"><text:span text:style-name="Q"><text:span text:style-name="T16">Dégâts minimaux +2, +1 attaque par round, toutes les attaques faites par le porteur sont des coups critiques.</text:span></text:span></text:p>
      <text:p text:style-name="P7"/>
      <text:p text:style-name="P8"><text:span text:style-name="T6">C</text:span><text:span text:style-name="T7">apuchon de défense</text:span><text:span text:style-name="T10"> P&amp;P</text:span><text:span text:style-name="T7"><text:tab/>Casque</text:span></text:p>
      <text:p text:style-name="P19">Action libre, ordres chaotiques, renvoi des sorts de niveau 1 à 4.</text:p>
      <text:p text:style-name="P19"/>
      <text:p text:style-name="P1"><text:span text:style-name="Q"><text:span text:style-name="T16">Casque du Ravageur<text:tab/>Casque</text:span></text:span></text:p>
      <text:p text:style-name="P2"><text:span text:style-name="Q"><text:span text:style-name="T16">Dégâts au corps à corps ou à distance +4, <text:s/>attaques par round +4 , Classe d'armure +4, </text:span></text:span><text:span text:style-name="Q"><text:span text:style-name="T4">Danse de l'acier quatre fois par jour.</text:span></text:span></text:p>
      <text:p text:style-name="P20"/>
      <text:p text:style-name="P16">Bouclier de Bayle<text:span text:style-name="T11"> PST</text:span><text:span text:style-name="T12"><text:tab/>Casque<text:tab/></text:span><text:span text:style-name="T12">Réservé aux paladins et clercs bons</text:span></text:p>
      <text:p text:style-name="P16"><text:span text:style-name="T12">CA+3, </text:span><text:span text:style-name="T14">sauvegardes +3, </text:span><text:span text:style-name="T12">Résistance à la magie +25%, SAG +3, taco et dégâts contre mauvais +2, protection contre le mal, +1 sort clérical de niveau 1 à 7.</text:span></text:p>
      <text:p text:style-name="P13"/>
      <text:p text:style-name="P16">Chaussures merveilleuses<text:tab/>Bottes<text:tab/></text:p>
      <text:p text:style-name="P16">Caractéristiques +1, CA +2, sauvegardes +2, tac0 +2, chance +2, toutes les résistances +15%, voleur +15%, sorts de mage et prêtre en bonus.</text:p>
      <text:p text:style-name="P16"/>
      <text:p text:style-name="P6">Bottes de la Martyre<text:span text:style-name="T1"><text:tab/>Bottes<text:tab/></text:span><text:span text:style-name="T2">Réserves aux p</text:span>aladins et clercs non mauvais</text:p>
      <text:p text:style-name="P6">Armure de la foi 15%, <text:span text:style-name="T1">FOR, DEX et CON +3, pvs doublés</text:span>, sauvegardes +2, immunité maladie et coup d'ailes, Guérison des maladies deux fois par jour, Soins des blessures moyennes deux fois par jour.</text:p>
      <text:p text:style-name="P6"/>
      <text:p text:style-name="P7">Cape de semi-réalité<text:tab/>Cape<text:tab/></text:p>
      <text:p text:style-name="P7">CA +3, sauvegardes +2, résistance à la magie +30%, furtivité +40, immunité contre les armes non-magiques et +1, Invisibilité suprême une fois par jour.</text:p>
      <text:p text:style-name="P7"/>
      <text:p text:style-name="P7">Cape de démultiplication <text:tab/>Cape</text:p>
      <text:p text:style-name="P22">4 images miroirs permanentes.</text:p>
      <text:p text:style-name="P22"/>
      <text:p text:style-name="P1"><text:span text:style-name="Q"><text:span text:style-name="T4">Maorec Ertuï<text:tab/>Carquois</text:span></text:span></text:p>
      <text:p text:style-name="P1"><text:span text:style-name="Q"><text:span text:style-name="T4">Fléches infinies +4, TACO +4, Dégâts 1D6+4 +1D6 de feu +1D4 contondant, jet des sauvegarde contre les sorts ou étourdissement 2 rounds.</text:span></text:span></text:p>
      <text:p text:style-name="P1"><text:span text:style-name="Q"><text:span text:style-name="T5"/></text:span></text:p>
      <text:p text:style-name="P21"><text:span text:style-name="Q"><text:span text:style-name="T16">Carreau éternel de Kalimulïn<text:tab/>Carreau +4</text:span></text:span></text:p>
      <text:p text:style-name="P21"><text:span text:style-name="Q"><text:span text:style-name="T16">De retour, +1D10 dégâts d’électricité, lance Chaîne d'éclairs 4D6 en touchant.</text:span></text:span></text:p>
      <text:p text:style-name="P7"/>
      <text:p text:style-name="P6">Anneau avantageux de Malloy<text:tab/>Anneau</text:p>
      <text:p text:style-name="P16">Utilisation de tous les objets, toutes les caractéristiques +3. (Un mage qui porte une armure avec cet anneau ne perd pas la possibilité d'incanter)</text:p>
      <text:p text:style-name="P16"/>
      <text:p text:style-name="P16">Anneau béni de Silifaine<text:tab/>Anneau</text:p>
      <text:p text:style-name="P16">Sauvegardes +5, Soin mineur sur le porteur chaque fois qu'il est touché.</text:p>
      <text:p text:style-name="P16"/>
      <text:p text:style-name="P6">Anneau de chance suprême<text:tab/>Anneau</text:p>
      <text:p text:style-name="P6">Chance +3, CA +3, sauvegardes +3, chance de coup critique +3, Chance suprême deux fois par jour.</text:p>
      <text:p text:style-name="P6"/>
      <text:p text:style-name="P6">Anneau de fer<text:tab/>Anneau</text:p>
      <text:p text:style-name="P6">CA +2, Résistance physiques +40%, Peau de pierre une fois par jour et Résistance d'acier deux fois par jour.</text:p>
      <text:p text:style-name="P6"/>
      <text:p text:style-name="P6">Anneau d'immortalité<text:tab/>Anneau</text:p>
      <text:p text:style-name="P6">Immunité aux poisons, aux maladies et à la magie de mort, points de vie doublés, régénération 3 pvs/round, Régénération (3 pvs/secondes) 2 fois par jour.</text:p>
      <text:p text:style-name="P6"/>
      <text:p text:style-name="P8">Anneau de Rajhin<text:tab/>Anneau</text:p>
      <text:p text:style-name="P8">Une fois par jour crée 3 clones (identique à 100%) de l'utilisateur. (bugué : les clones ne peuvent être utilisés qu'après sauvegarde et rechargement)</text:p>
      <text:p text:style-name="P8"/>
      <text:p text:style-name="P6">Magicae Frativia Futa<text:tab/>Anneau<text:tab/></text:p>
      <text:p text:style-name="P6">Renvoi des sorts illimité, attaquer un mage lui fait oublier un sort, trois sorts efficacité 100% sans sauvegarde par jour, résistance à la magie +50% si porté par un elfe, jet de sauvegarde contre les sorts +6 si porté par un mage.</text:p>
      <text:p text:style-name="P6"/>
      <text:p text:style-name="P6">Munimentum<text:tab/>Anneau<text:tab/></text:p>
      <text:p text:style-name="P6">CA+3, sauvegardes contre sorts et mort +3, résistances aux dégâts physiques, élémentaire et magique +30%, effets doublés si porté par un nain.</text:p>
      <text:p text:style-name="P6"/>
      <text:p text:style-name="P8">Anneau des arcanes antinomique<text:tab/>Anneau<text:tab/>Réservé<text:span text:style-name="T6"> aux mages</text:span></text:p>
      <text:p text:style-name="P8">+1 sort de niveau 7, +2 sorts de niveau 8 et +3 sorts de niveau 9.</text:p>
      <text:p text:style-name="P6"/>
      <text:p text:style-name="P7">Bague de famille de Gwyn<text:tab/>Anneau<text:tab/>Réservé aux mages</text:p>
      <text:p text:style-name="P7">+100 à tous les jets sur la table des hiatus entropiques, double le nombre de sorts de niveau 1 mémorisable.</text:p>
      <text:p text:style-name="P7"/>
      <text:p text:style-name="P21"><text:span text:style-name="Q"><text:span text:style-name="T16">Anneau des sorts mineurs<text:tab/>Anneau<text:tab/>Réservé aux mages</text:span></text:span></text:p>
      <text:p text:style-name="P21"><text:span text:style-name="Q"><text:span text:style-name="T16">Rafraîchi chaque round tous les sorts de niveau 1 à 3.</text:span></text:span></text:p>
      <text:p text:style-name="P22"/>
      <text:p text:style-name="P6">Baguette de Hautes Arcanes<text:tab/>Baguette<text:tab/>Réservée aux lanceurs de sorts</text:p>
      <text:p text:style-name="P6">Brèche + Sort d'assaut + Réduire la résistance (30%) trois fois par jour, Enchaînement amélioré deux fois par jour et Repos magique une fois par jour.</text:p>
      <text:p text:style-name="P9"/>
      <text:p text:style-name="P9"><text:span text:style-name="T6">Sceptre de Puissance d'Almion</text:span><text:tab/>Sceptre</text:p>
      <text:p text:style-name="P9">Trois sorts de niveau 7 au choix trois fois par jour, trois sorts de niveau 8 au choix trois fois par jour, trois sorts de niveau 9 au choix trois fois par jour.</text:p>
      <text:p text:style-name="P6"/>
      <text:p text:style-name="P6"><text:span text:style-name="Q"><text:span text:style-name="T3">Urne en fer de Tuerny l'impitoyable</text:span></text:span><text:span text:style-name="Q"><text:span text:style-name="T8"> P&amp;P</text:span></text:span><text:tab/>Objet spécial</text:p>
      <text:p text:style-name="P6">Convocation de Marilith une fois par jour, Mot de pouvoir Étourdissement une fois par jour et Chaîne d'éclairs une fois par jour.</text:p>
      <text:p text:style-name="P4"><text:span text:style-name="Q"><text:span text:style-name="T19"/></text:span></text:p>
      <text:p text:style-name="P4"><text:span text:style-name="Q"><text:span text:style-name="T16">Grimoire magique de Dillpater<text:tab/>Objet spécial<text:tab/>Réservée aux mages et bardes</text:span></text:span></text:p>
      <text:p text:style-name="P4"><text:span text:style-name="Q"><text:span text:style-name="T16">Apprend vingts sorts (très) puissants dont douze introuvables ailleurs.</text:span></text:span></text:p>
      <text:p text:style-name="P6"/>
      <text:p text:style-name="P6">Potion antédiluvienne<text:tab/>Potion</text:p>
      <text:p text:style-name="P6">+2 à toutes les caractéristiques, permanent.</text:p>
      <text:p text:style-name="P6"/>
      <text:p text:style-name="P6"/>
      <text:p text:style-name="P6"/>
      <text:p text:style-name="P6">Note : un des objets du coffre donne lieu à une rencontre spéciale dans TOB qui fera devenir le porteur de l'objet overcheaté , uber divin, vous l'appelez comme vous voulez mais vous n'aurez jamais rien vu d'aussi puissa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BookmanOldStyle" svg:font-family="BookmanOldStyle" style:font-family-generic="roman"/>
    <style:font-face style:name="Times New Roman1" svg:font-family="'Times New Roman'" style:font-family-generic="roman"/>
    <style:font-face style:name="BookmanOldStyle,Italic" svg:font-family="'BookmanOldStyle,Italic'" style:font-family-generic="script"/>
    <style:font-face style:name="Magic card 2" svg:font-family="'Magic card 2', Magiccar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Magic card 2" fo:font-size="12pt" fo:language="fr" fo:country="FR" style:font-name-asian="Magic card 2" style:font-size-asian="12pt" style:language-asian="zh" style:country-asian="CN" style:font-name-complex="Magic card 2" style:font-size-complex="12pt" style:language-complex="hi" style:country-complex="IN"/>
    </style:style>
    <style:style style:name="Q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6H15M5S</meta:editing-duration>
    <meta:editing-cycles>68</meta:editing-cycles>
    <meta:generator>OpenOffice/4.1.14$Win32 OpenOffice.org_project/4114m1$Build-9811</meta:generator>
    <dc:date>2023-10-13T14:19:08.20</dc:date>
    <meta:document-statistic meta:table-count="0" meta:image-count="0" meta:object-count="0" meta:page-count="1" meta:paragraph-count="86" meta:word-count="1235" meta:character-count="7339"/>
    <meta:user-defined meta:name="Info 1"/>
    <meta:user-defined meta:name="Info 2"/>
    <meta:user-defined meta:name="Info 3"/>
    <meta:user-defined meta:name="Info 4"/>
  </office:meta>
</office:document-meta>
</file>